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5dd1" officeooo:paragraph-rsid="00155dd1"/>
    </style:style>
    <style:style style:name="P2" style:family="paragraph" style:parent-style-name="Text_20_body">
      <style:text-properties officeooo:rsid="00155dd1" officeooo:paragraph-rsid="001a1d36"/>
    </style:style>
    <style:style style:name="P3" style:family="paragraph" style:parent-style-name="Text_20_body">
      <style:text-properties officeooo:rsid="00155dd1" officeooo:paragraph-rsid="001b39c8"/>
    </style:style>
    <style:style style:name="P4" style:family="paragraph" style:parent-style-name="Text_20_body">
      <style:text-properties officeooo:rsid="001b39c8" officeooo:paragraph-rsid="001b39c8"/>
    </style:style>
    <style:style style:name="P5" style:family="paragraph" style:parent-style-name="Heading_20_2">
      <style:text-properties officeooo:rsid="00155dd1" officeooo:paragraph-rsid="00155dd1"/>
    </style:style>
    <style:style style:name="P6" style:family="paragraph" style:parent-style-name="Heading_20_2">
      <style:text-properties officeooo:rsid="001c8ff3" officeooo:paragraph-rsid="001c8ff3"/>
    </style:style>
    <style:style style:name="T1" style:family="text">
      <style:text-properties officeooo:rsid="0018d854"/>
    </style:style>
    <style:style style:name="T2" style:family="text">
      <style:text-properties officeooo:rsid="001a1d36"/>
    </style:style>
    <style:style style:name="T3" style:family="text">
      <style:text-properties officeooo:rsid="001b3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Description</text:h>
      <text:p text:style-name="P1">1. What should the <text:span text:style-name="T1">app</text:span> do?</text:p>
      <text:p text:style-name="P1"><text:tab/>* <text:span text:style-name="T1">Insert/Edit/Delete/Read expenditure for different areas on specified date</text:span></text:p>
      <text:p text:style-name="P3"><text:tab/>* <text:span text:style-name="T1">Insert/Edit/Delete/Read income on specified date</text:span></text:p>
      <text:p text:style-name="P2"><text:tab/>* <text:span text:style-name="T2">Save expenditure for period(period is income-to-income, roughly equal to monthly period). <text:tab/><text:tab/> <text:s text:c="2"/>Reset stats for new period</text:span></text:p>
      <text:p text:style-name="P3"><text:tab/>* <text:span text:style-name="T3">Show stats for expenditure over period of time</text:span> <text:span text:style-name="T3">and for different areas</text:span></text:p>
      <text:p text:style-name="P3"><text:tab/>* <text:span text:style-name="T3">Sync between devices( the app will probably be single page web app)</text:span></text:p>
      <text:p text:style-name="P3"><text:tab/>* <text:span text:style-name="T3">Import data from previous periods</text:span> <text:span text:style-name="T3">saved under specific excel format</text:span></text:p>
      <text:p text:style-name="P4">2. What technology should be used?</text:p>
      <text:p text:style-name="P4">The app must be build arround node.js. Mongo will be used as database. A templating engine will be used for front end. </text:p>
      <text:h text:style-name="P6" text:outline-level="2">End Date – 31.03.201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6S</meta:editing-duration>
    <meta:editing-cycles>5</meta:editing-cycles>
    <meta:generator>LibreOffice/5.0.4.2$Windows_x86 LibreOffice_project/2b9802c1994aa0b7dc6079e128979269cf95bc78</meta:generator>
    <dc:date>2016-02-21T17:37:42.229000000</dc:date>
    <meta:document-statistic meta:table-count="0" meta:image-count="0" meta:object-count="0" meta:page-count="1" meta:paragraph-count="11" meta:word-count="107" meta:character-count="675" meta:non-whitespace-character-count="566"/>
    <meta:user-defined meta:name="Info 1"/>
    <meta:user-defined meta:name="Info 2"/>
    <meta:user-defined meta:name="Info 3"/>
    <meta:user-defined meta:name="Info 4"/>
  </office:meta>
</office:document-meta>
</file>